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63F40FDA4007DEDD2A2.png" manifest:media-type="image/png"/>
  <manifest:file-entry manifest:full-path="Pictures/10000000000004B00000063FB20375347C1E6F0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7cm" svg:height="22.652cm" draw:z-index="0"><draw:image xlink:href="Pictures/10000000000004B00000063FB20375347C1E6F0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2" text:anchor-type="paragraph" svg:width="17cm" svg:height="22.652cm" draw:z-index="1"><draw:image xlink:href="Pictures/10000000000004B00000063F40FDA4007DEDD2A2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9:11:06.845888808</meta:creation-date>
    <dc:date>2019-10-01T19:15:47.637062728</dc:date>
    <meta:editing-duration>PT4M41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6.0.7.3$Linux_X86_64 LibreOffice_project/00m0$Build-3</meta:generator>
  </office:meta>
</office:document-meta>
</file>